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2.7661in"/>
    </style:style>
    <style:style style:name="co5" style:family="table-column">
      <style:table-column-properties fo:break-before="auto" style:column-width="4.1165in"/>
    </style:style>
    <style:style style:name="co7" style:family="table-column">
      <style:table-column-properties fo:break-before="auto" style:column-width="3.420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3055in" fo:break-before="auto" style:use-optimal-row-height="false"/>
    </style:style>
    <style:style style:name="ro3" style:family="table-row">
      <style:table-row-properties style:row-height="1.078in" fo:break-before="auto" style:use-optimal-row-height="true"/>
    </style:style>
    <style:style style:name="ro4" style:family="table-row">
      <style:table-row-properties style:row-height="1.0571in" fo:break-before="auto" style:use-optimal-row-height="fals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3.0161in" fo:break-before="auto" style:use-optimal-row-height="true"/>
    </style:style>
    <style:style style:name="ro7" style:family="table-row">
      <style:table-row-properties style:row-height="1.7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6" table:number-columns-repeated="16379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mpan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URL</text:p>
          </table:table-cell>
          <table:table-cell table:style-name="ce3" table:number-columns-repeated="16379"/>
        </table:table-row>
        <table:table-row table:style-name="ro2">
          <table:table-cell office:value-type="date" office:date-value="2024-02-27" calcext:value-type="date">
            <text:p>2024 Feb 27</text:p>
          </table:table-cell>
          <table:table-cell office:value-type="string" calcext:value-type="string">
            <text:p>Torchlight AI</text:p>
          </table:table-cell>
          <table:table-cell office:value-type="string" calcext:value-type="string">
            <text:p>Geospatial Data Analyst</text:p>
          </table:table-cell>
          <table:table-cell office:value-type="string" calcext:value-type="string">
            <text:p>- Extensive knowledge about geospatial data sources both in public and private domains such as US census data, weather data, parcel data, POI, etc</text:p>
            <text:p>- Ability to process, analyze, and visualize large amounts of geospatial data using Spark, Python, SQL, Jupyter Notebooks, etc.</text:p>
            <text:p>- Experience with GCP including Cloud Storage, Pub/Sub, Dataflow (Apache Beam), Cloud Composer (Apache Airflow), BigQuery (Columnar Database), BigQueryML, VertexAI, VertexAI Workbench, DataPlex (Data Catalog) &amp; Cloud Monitoring. Strong understanding of cloud-based data analytical pipelines (from Ingestion to End-Use)</text:p>
            <text:p>- End-to-end experience with geospatial or time-series analysis, pattern-of-life behavior modeling, movement pattern or trajectory analysis, clustering &amp; prediction machine learning models, exploratory data analysis, real-time data quality monitoring, and big data visualization</text:p>
            <text:p>- Familiarity with popular mobility-based Python libraries: scikit-mobility, movingpandas, geopandas, PTRAIL, transbigdata, kepler.gl, pymove, trackintel, point2hex, H3 etc.</text:p>
            <text:p>- Independently motivated, curious team player who thrives in the ambiguity of real-world data. Desire to fail fast, learn quickly, and iterate through conclusions and recommendations</text:p>
          </table:table-cell>
          <table:table-cell office:value-type="string" calcext:value-type="string">
            <text:p>https://www.indeed.com/viewjob?jk=e3c0ea049b1891fe&amp;q=geopandas&amp;tk=1hnmas1s5hn90804&amp;from=ja%2CiaBackPress&amp;alid=5e8e18bfdd709a3717e86244&amp;xpse=SoCa67I3E2RCEbSCSZ0LbzkdCdPP&amp;utm_campaign=job_alerts&amp;utm_medium=email&amp;utm_source=jobseeker_emails&amp;rgtk=1hnmas1s5hn90804&amp;xkcb=SoCp67M3E2d_Ga0LC50LbzkdCdPP</text:p>
          </table:table-cell>
        </table:table-row>
        <table:table-row table:style-name="ro3">
          <table:table-cell office:value-type="date" office:date-value="2023-11-17" calcext:value-type="date">
            <text:p>2023 Nov 17</text:p>
          </table:table-cell>
          <table:table-cell office:value-type="string" calcext:value-type="string">
            <text:p>BlastPoint</text:p>
          </table:table-cell>
          <table:table-cell office:value-type="string" calcext:value-type="string">
            <text:p>Data Engineer</text:p>
          </table:table-cell>
          <table:table-cell office:value-type="string" calcext:value-type="string">
            <text:p><text:span text:style-name="T1">- Bachelor’s degree or equivalent experience in computer science, mathematics, statistics, economics, or a similar field of study</text:span></text:p>
            <text:p><text:span text:style-name="T1">- 2+ years of work experience in data engineering, software engineering, data science, or a related discipline</text:span></text:p>
            <text:p><text:span text:style-name="T1">- Advanced proficiency developing Python code that's readable, idiomatic, and performant</text:span></text:p>
            <text:p><text:span text:style-name="T1">- Strong knowledge of the pandas DataFrame API and related packages in the Python data science ecosystem</text:span></text:p>
            <text:p><text:span text:style-name="T1">- Relational database experience, preferably using PostgreSQL</text:span></text:p>
            <text:p><text:span text:style-name="T1">- A strong working knowledge of AWS cloud services, including but not limited to: RDS, SageMaker, Redshift, ECS, ECR, EC2, S3, IAM, VPC, Elastic MapReduce, Lambda, AWS Backup, CloudWatch, and CloudTrail</text:span></text:p>
          </table:table-cell>
          <table:table-cell/>
        </table:table-row>
        <table:table-row table:style-name="ro4">
          <table:table-cell office:value-type="date" office:date-value="2023-11-21" calcext:value-type="date">
            <text:p>2023 Nov 21</text:p>
          </table:table-cell>
          <table:table-cell office:value-type="string" calcext:value-type="string">
            <text:p>Community Tech Alliance</text:p>
          </table:table-cell>
          <table:table-cell office:value-type="string" calcext:value-type="string">
            <text:p>Data Engineer</text:p>
          </table:table-cell>
          <table:table-cell office:value-type="string" calcext:value-type="string">
            <text:p>- Python and SQL in Linux</text:p>
            <text:p>- Apache Airﬂow, DBT, Airbyte, and other open-source data tooling</text:p>
            <text:p>- Terraform and infrastructure management tools</text:p>
            <text:p>- Google BigQuery, Google Cloud Identity, Google Cloud Storage, and Google Compute Engine</text:p>
            <text:p>- Amazon Redshift</text:p>
          </table:table-cell>
          <table:table-cell/>
        </table:table-row>
        <table:table-row table:style-name="ro5">
          <table:table-cell office:value-type="date" office:date-value="2024-02-27" calcext:value-type="date">
            <text:p>2024 Feb 27</text:p>
          </table:table-cell>
          <table:table-cell office:value-type="string" calcext:value-type="string">
            <text:p>UP42</text:p>
          </table:table-cell>
          <table:table-cell table:style-name="ce4" office:value-type="string" calcext:value-type="string">
            <text:p>Business Intelligence Developer</text:p>
          </table:table-cell>
          <table:table-cell office:value-type="string" calcext:value-type="string">
            <text:p>- You have proven experience in SQL and Python for data analytics</text:p>
            <text:p>- You have extensive experience with managing cloud data warehouses, as well as building and maintaining ETL/ELT processes (i.e: DataFlow, Airflow, dbt, Stitch, Segment)</text:p>
            <text:p>- Familiarity with reporting tools (any of Looker, Tableau, PowerBI, etc.)</text:p>
            <text:p>- Strong analytical and problem-solving skills, with the ability to understand complex business processes and data requirements</text:p>
            <text:p>- Proven ability to work independently and manage multiple analytics tasks in a dynamic</text:p>
          </table:table-cell>
          <table:table-cell/>
        </table:table-row>
        <table:table-row table:style-name="ro6">
          <table:table-cell office:value-type="date" office:date-value="2024-02-27" calcext:value-type="date">
            <text:p>2024 Feb 27</text:p>
          </table:table-cell>
          <table:table-cell office:value-type="string" calcext:value-type="string">
            <text:p>Bayer Crop Science</text:p>
          </table:table-cell>
          <table:table-cell office:value-type="string" calcext:value-type="string">
            <text:p>Geospatial Software/Data Engineer</text:p>
          </table:table-cell>
          <table:table-cell office:value-type="string" calcext:value-type="string">
            <text:p>• Experience with stream processing, e.g. Kafka</text:p>
            <text:p>• Solid understanding and experience implementing Spatial Temporal Asset Catalog (STAC) specification</text:p>
            <text:p>• Experience working with STAC catalogs, items, and assets</text:p>
            <text:p>• Proven experience with Elasticsearch, AWS Opensearch or similar distributed search and analytic solutions</text:p>
            <text:p>• Proven experience (2 years) with distributed systems, e.g. Argo, Kubernetes, Spark, distributed databases, grid computing</text:p>
            <text:p>• Proficient (3+ years) working in a Command Line Interface system e.g Docker, Argo, K8s, AWS CLI, GCloud, pSQL, SSH</text:p>
            <text:p>• Experience with advanced image processing workflows with LiDAR, multi/hyper-spectral imagery</text:p>
            <text:p>• Experience with photogrammetry techniques and/or geolocation and mensuration assessment experience</text:p>
            <text:p>• Experience with raw data handling from Unmanned Aerial Systems (UAS) and/or Satellite image collection platforms</text:p>
            <text:p>• Proficient with QGIS or similar desktop GIS environments with emphasis in imagery analytics</text:p>
            <text:p>• Experience with developing HTTP APIs using common Python frameworks (Flask, Django, FastAPI)</text:p>
            <text:p>• Knowledge of Geoserver and other OGC standard technologies</text:p>
            <text:p>• Familiarity with agriculture and/or precision agriculture-oriented businesses</text:p>
            <text:p>• Experience implementing complex data projects with a focus on collecting, parsing, managing, and delivery of large sets of data to turn information into insights using multiple platforms.</text:p>
            <text:p>• Demonstrated experience adapting to new technologies</text:p>
            <text:p>• Experience with object-oriented design, coding and testing patterns as well as experience in engineering (commercial or open source) software platforms and large-scale data infrastructures should be present</text:p>
            <text:p>• Experience creating cloud computing solutions and web applications that can synthesize data from public and private APIs</text:p>
          </table:table-cell>
          <table:table-cell/>
        </table:table-row>
        <table:table-row table:style-name="ro7">
          <table:table-cell office:value-type="date" office:date-value="2024-04-15" calcext:value-type="date">
            <text:p>2024 Apr 15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GCP Data Engineer</text:p>
          </table:table-cell>
          <table:table-cell office:value-type="string" calcext:value-type="string">
            <text:p>- Expertise building data lakes and cloud data platforms</text:p>
            <text:p>- Experience working with GCP technologies like BigQuery, Composer, GCS, DataStream, Dataflows</text:p>
            <text:p>- Expert knowledge on SQL and Python programming</text:p>
            <text:p>- Experience working with Airflow as workflow management tools and build operators to connect, extract and ingest data as needed.</text:p>
            <text:p>- Experience in tuning queries for performance and scalability</text:p>
            <text:p>- Experience in Real Time Data Ingestion using GCP PubSub, Kafka, Spark or similar.</text:p>
            <text:p>- Excellent organizational, prioritization and analytical abilities</text:p>
            <text:p>- Have proven experience working in incremental execution through successful launches.</text:p>
            <text:p>- Excellent problem-solving and critical-thinking skills to recognize and comprehend complex data issues affecting the business environment.</text:p>
            <text:p/>
          </table:table-cell>
          <table:table-cell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number-columns-repeated="16384" table:default-cell-style-name="ce15"/>
        <table:table-row table:style-name="ro1">
          <table:table-cell office:value-type="string" calcext:value-type="string">
            <text:p>Questions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re is a list of job titles and their requirements. <text:s/>Please make a detailed list of all combined requirements grouped by category, and ordered by frequency. <text:s/>Every software application and skill mentioned should be listed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ould you please list every software application mentioned in the jobs ordered by frequency. </text:p>
          </table:table-cell>
          <table:table-cell table:number-columns-repeated="1638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 </number:text>
      <number:month number:textual="true"/>
      <number:text> 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5:11:52.375827125</meta:creation-date>
    <dc:date>2024-04-15T17:03:04.910909041</dc:date>
    <meta:editing-duration>PT1H51M48S</meta:editing-duration>
    <meta:editing-cycles>6</meta:editing-cycles>
    <meta:generator>LibreOffice/7.4.7.2$Linux_X86_64 LibreOffice_project/40$Build-2</meta:generator>
    <meta:document-statistic meta:table-count="2" meta:cell-count="33" meta:object-count="0"/>
  </office:meta>
</office:document-meta>
</file>